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4.191cm" svg:x="3.741cm" svg:y="5.93cm">
          <text:p text:style-name="P1">Session Key</text:p>
          <text:p text:style-name="P1">for (N<text:span text:style-name="T1">s</text:span>, C, I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921cm" svg:x="11.742cm" svg:y="6.565cm">
          <text:p text:style-name="P1">Initiate Session</text:p>
          <text:p text:style-name="P1">Key Negoti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3.175cm" svg:x="3.868cm" svg:y="12.153cm">
          <text:p text:style-name="P1">Compute MAC</text:p>
          <text:p text:style-name="P1">on Message using</text:p>
          <text:p text:style-name="P1">Session Ke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048cm" svg:x="3.816cm" svg:y="16.807cm">
          <text:p text:style-name="P1">Send Messag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62cm" svg:y1="10.121cm" svg:x2="6.662cm" svg:y2="12.28cm">
          <text:p/>
        </draw:line>
        <draw:line draw:style-name="gr2" draw:text-style-name="P1" draw:layer="layout" svg:x1="9.583cm" svg:y1="8.089cm" svg:x2="11.742cm" svg:y2="8.089cm">
          <text:p/>
        </draw:line>
        <draw:line draw:style-name="gr2" draw:text-style-name="P1" draw:layer="layout" svg:x1="6.789cm" svg:y1="15.328cm" svg:x2="6.789cm" svg:y2="16.852cm">
          <text:p/>
        </draw:line>
        <draw:custom-shape draw:style-name="gr1" draw:text-style-name="P1" draw:layer="layout" svg:width="4.445cm" svg:height="1.778cm" svg:x="4.376cm" svg:y="2.247cm">
          <text:p text:style-name="P1">Post Du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662cm" svg:y1="4.025cm" svg:x2="6.662cm" svg:y2="5.93cm">
          <text:p/>
        </draw:line>
        <draw:frame draw:style-name="gr3" draw:layer="layout" svg:width="1.311cm" svg:height="0.963cm" svg:x="9.382cm" svg:y="7.223cm">
          <draw:text-box>
            <text:p>No</text:p>
          </draw:text-box>
        </draw:frame>
        <draw:frame draw:style-name="gr4" draw:layer="layout" svg:width="1.535cm" svg:height="0.963cm" svg:x="6.834cm" svg:y="10.30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hapin</meta:initial-creator>
    <meta:creation-date>2011-09-15T14:15:46.86</meta:creation-date>
    <dc:date>2011-09-15T14:27:54.20</dc:date>
    <dc:creator>Peter Chapin</dc:creator>
    <meta:editing-duration>PT12M7S</meta:editing-duration>
    <meta:editing-cycles>2</meta:editing-cycles>
    <meta:generator>LibreOffice/3.4$Win32 LibreOffice_project/340m1$Build-203</meta:generator>
    <meta:document-statistic meta:object-count="11"/>
  </office:meta>
</office:document-meta>
</file>